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a traveller. I like to meet people and learn from different cultures. Before my current job I spent 2 years in South Africa and I visited all the nearby countries while I was working remotely for a US company.</text:p>
      <text:p text:style-name="P1">After spending almost a year in Argentina, I decided to move again.</text:p>
      <text:p text:style-name="P1">I would like to find a remote job to support my travels, but also, I'm interested in doing something that contributes somehow to humankind. I'm trying to focus my job search under this premise and I found a great opportunity with you guys.<text:line-break/><text:line-break/>Funny, open-minded person who likes to interact with people. A good listener. An adventurer, brave enough to take risks and cross some boundaries. Outdoor guy who loves any kind of sport, from playing football (soccer) to jumping from airplanes. Naturally curious and creative. Developed self confidence and responsible.</text:p>
      <text:p text:style-name="P1"/>
      <text:p text:style-name="P1">The most recent one is related with my current job. A couple of weeks ago, my manager asked me to be the technical leader of the team. I'm very glad to be recognized like that because it means that in less than 8 months, I learned enough of the indoor framework we use in this company to contribute actively in the software architecture decisions and to help my coworkers maintain and reach great software quality.</text:p>
      <text:p text:style-name="P1"/>
      <text:p text:style-name="P1">I'm easy going. I don't struggle with any kind of management methodology but I'm most productive when I can work with my leaders as a team. I mean, when they give me the chance to express my ideas and use my creativity. Cooperation has a powerful meaning when people need to work together, so I'm always open to listen and learn from criticism and recommendations.</text:p>
      <text:p text:style-name="P1">I'm self disciplined so with the task definition and a couple of directives, I'm able to get the work done. In any case, if I feel stuck with an issue then I would not have any problem in asking for help.</text:p>
      <text:p text:style-name="P1"/>
      <text:p text:style-name="P1">Incredibly fast to understand and solve tasks but sometimes forgetting to contemplate minors details.</text:p>
      <text:p text:style-name="P1">Great focus on goal and functionality but losing the point of view of the general scope</text:p>
      <text:p text:style-name="P1"/>
      <text:p text:style-name="P1">As one who can direct and motivate group members around common goals, inspiring them by example, sharing responsibilities and achievements, and of course, creating an atmosphere of camaraderi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s Vicco</meta:initial-creator>
    <meta:creation-date>2016-10-19T16:25:56</meta:creation-date>
    <dc:date>2016-10-19T18:18:15</dc:date>
    <dc:creator>Blas Vicco</dc:creator>
    <meta:editing-duration>PT11M20S</meta:editing-duration>
    <meta:editing-cycles>5</meta:editing-cycles>
    <meta:generator>OpenOffice/4.1.3$Unix OpenOffice.org_project/413m1$Build-9783</meta:generator>
    <meta:document-statistic meta:table-count="0" meta:image-count="0" meta:object-count="0" meta:page-count="1" meta:paragraph-count="9" meta:word-count="382" meta:character-count="2204"/>
  </office:meta>
</office:document-meta>
</file>